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3.97cm" svg:height="1.27cm" svg:x="2.905cm" svg:y="20.685cm">
          <draw:glue-point draw:id="8" svg:x="-2.727cm" svg:y="-5cm"/>
          <draw:glue-point draw:id="9" svg:x="2.727cm" svg:y="-5cm"/>
          <text:p text:style-name="P1">PhoneGap</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6.35cm" svg:height="1.27cm" svg:x="2.905cm" svg:y="18.145cm">
          <text:p text:style-name="P1">Jquery / jQuery Mobile</text:p>
          <draw:enhanced-geometry svg:viewBox="0 0 21600 21600" draw:glue-points="10800 0 0 10800 10800 21600 21600 10800" draw:type="flowchart-process" draw:enhanced-path="M 0 0 L 21600 0 21600 21600 0 21600 0 0 Z N"/>
        </draw:custom-shape>
        <draw:g>
          <draw:custom-shape draw:style-name="gr2" draw:text-style-name="P1" xml:id="id4" draw:id="id4" draw:layer="layout" svg:width="13.97cm" svg:height="6.35cm" svg:x="2.905cm" svg:y="10.525cm">
            <draw:glue-point draw:id="8" svg:x="-2.727cm" svg:y="5cm"/>
            <draw:glue-point draw:id="9" svg:x="2.727cm" svg:y="5cm"/>
            <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08cm" svg:height="1.27cm" svg:x="2.905cm" svg:y="9.255cm">
            <text:p text:style-name="P1">Artsdatabanken</text:p>
            <draw:enhanced-geometry svg:viewBox="0 0 21600 21600" draw:glue-points="10800 0 0 10800 10800 21600 21600 10800" draw:text-areas="0 4300 21600 21600" draw:type="flowchart-card" draw:enhanced-path="M 4300 0 L 21600 0 21600 21600 0 21600 0 4300 4300 0 Z N"/>
          </draw:custom-shape>
          <draw:g>
            <draw:custom-shape draw:style-name="gr1" draw:text-style-name="P2" draw:layer="layout" svg:width="3.175cm" svg:height="0.635cm" svg:x="3.54cm" svg:y="14.335cm">
              <text:p text:style-name="P1"><text:span text:style-name="T1">HTML</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175cm" svg:height="0.635cm" svg:x="3.54cm" svg:y="14.97cm">
              <text:p text:style-name="P2">Logic</text:p>
              <draw:enhanced-geometry svg:viewBox="0 0 21600 21600" draw:type="rectangle" draw:enhanced-path="M 0 0 L 21600 0 21600 21600 0 21600 0 0 Z N"/>
            </draw:custom-shape>
            <draw:custom-shape draw:style-name="gr1" draw:text-style-name="P2" draw:layer="layout" svg:width="3.175cm" svg:height="0.635cm" svg:x="3.54cm" svg:y="15.605cm">
              <text:p text:style-name="P2">DAO</text:p>
              <draw:enhanced-geometry svg:viewBox="0 0 21600 21600" draw:type="rectangle" draw:enhanced-path="M 0 0 L 21600 0 21600 21600 0 21600 0 0 Z N"/>
            </draw:custom-shape>
            <draw:custom-shape draw:style-name="gr1" draw:text-style-name="P2" draw:layer="layout" svg:width="2.54cm" svg:height="0.635cm" svg:x="3.54cm" svg:y="13.7cm">
              <text:p text:style-name="P2">Autocomplete</text:p>
              <draw:enhanced-geometry svg:viewBox="0 0 21600 21600" draw:glue-points="10800 0 0 10800 10800 21600 21600 10800" draw:text-areas="0 4300 21600 21600" draw:type="flowchart-card" draw:enhanced-path="M 4300 0 L 21600 0 21600 21600 0 21600 0 4300 4300 0 Z N"/>
            </draw:custom-shape>
          </draw:g>
          <draw:g>
            <draw:custom-shape draw:style-name="gr1" draw:text-style-name="P2" draw:layer="layout" svg:width="3.175cm" svg:height="0.635cm" svg:x="7.35cm" svg:y="14.335cm">
              <text:p text:style-name="P1"><text:span text:style-name="T1">HTML</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175cm" svg:height="0.635cm" svg:x="7.35cm" svg:y="14.97cm">
              <text:p text:style-name="P2">Logic</text:p>
              <draw:enhanced-geometry svg:viewBox="0 0 21600 21600" draw:type="rectangle" draw:enhanced-path="M 0 0 L 21600 0 21600 21600 0 21600 0 0 Z N"/>
            </draw:custom-shape>
            <draw:custom-shape draw:style-name="gr1" draw:text-style-name="P2" draw:layer="layout" svg:width="3.175cm" svg:height="0.635cm" svg:x="7.35cm" svg:y="15.605cm">
              <text:p text:style-name="P2">DAO</text:p>
              <draw:enhanced-geometry svg:viewBox="0 0 21600 21600" draw:type="rectangle" draw:enhanced-path="M 0 0 L 21600 0 21600 21600 0 21600 0 0 Z N"/>
            </draw:custom-shape>
            <draw:custom-shape draw:style-name="gr1" draw:text-style-name="P2" draw:layer="layout" svg:width="2.54cm" svg:height="0.635cm" svg:x="7.35cm" svg:y="13.7cm">
              <text:p text:style-name="P2">Menu</text:p>
              <draw:enhanced-geometry svg:viewBox="0 0 21600 21600" draw:glue-points="10800 0 0 10800 10800 21600 21600 10800" draw:text-areas="0 4300 21600 21600" draw:type="flowchart-card" draw:enhanced-path="M 4300 0 L 21600 0 21600 21600 0 21600 0 4300 4300 0 Z N"/>
            </draw:custom-shape>
          </draw:g>
          <draw:g>
            <draw:custom-shape draw:style-name="gr1" draw:text-style-name="P2" draw:layer="layout" svg:width="3.175cm" svg:height="0.635cm" svg:x="11.16cm" svg:y="14.335cm">
              <text:p text:style-name="P1"><text:span text:style-name="T1">HTML</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175cm" svg:height="0.635cm" svg:x="11.16cm" svg:y="14.97cm">
              <text:p text:style-name="P2">Logic</text:p>
              <draw:enhanced-geometry svg:viewBox="0 0 21600 21600" draw:type="rectangle" draw:enhanced-path="M 0 0 L 21600 0 21600 21600 0 21600 0 0 Z N"/>
            </draw:custom-shape>
            <draw:custom-shape draw:style-name="gr1" draw:text-style-name="P2" draw:layer="layout" svg:width="3.175cm" svg:height="0.635cm" svg:x="11.16cm" svg:y="15.605cm">
              <text:p text:style-name="P2">DAO</text:p>
              <draw:enhanced-geometry svg:viewBox="0 0 21600 21600" draw:type="rectangle" draw:enhanced-path="M 0 0 L 21600 0 21600 21600 0 21600 0 0 Z N"/>
            </draw:custom-shape>
            <draw:custom-shape draw:style-name="gr1" draw:text-style-name="P2" draw:layer="layout" svg:width="2.54cm" svg:height="0.635cm" svg:x="11.16cm" svg:y="13.7cm">
              <text:p text:style-name="P2">Observe</text:p>
              <draw:enhanced-geometry svg:viewBox="0 0 21600 21600" draw:glue-points="10800 0 0 10800 10800 21600 21600 10800" draw:text-areas="0 4300 21600 21600" draw:type="flowchart-card" draw:enhanced-path="M 4300 0 L 21600 0 21600 21600 0 21600 0 4300 4300 0 Z N"/>
            </draw:custom-shape>
          </draw:g>
        </draw:g>
        <draw:custom-shape draw:style-name="gr3" draw:text-style-name="P1" xml:id="id2" draw:id="id2" draw:layer="layout" svg:width="12.7cm" svg:height="3.175cm" svg:x="3.54cm" svg:y="23.225cm">
          <text:p text:style-name="P1">Native Phone</text:p>
          <text:p text:style-name="P1">iOS / Androi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line" svg:x1="9.89cm" svg:y1="21.955cm" svg:x2="9.89cm" svg:y2="23.225cm" draw:start-shape="id1" draw:end-shape="id2" svg:d="m9890 21955v1270">
          <text:p/>
        </draw:connector>
        <draw:connector draw:style-name="gr4" draw:text-style-name="P1" draw:layer="layout" draw:type="line" svg:x1="6.08cm" svg:y1="19.415cm" svg:x2="6.081cm" svg:y2="20.685cm" draw:start-shape="id3" draw:start-glue-point="6" draw:end-shape="id1" draw:end-glue-point="8" svg:d="m6080 19415 1 1270">
          <text:p/>
        </draw:connector>
        <draw:connector draw:style-name="gr4" draw:text-style-name="P1" draw:layer="layout" draw:type="line" svg:x1="6.081cm" svg:y1="16.875cm" svg:x2="6.08cm" svg:y2="18.145cm" draw:start-shape="id4" draw:start-glue-point="8" draw:end-shape="id3" draw:end-glue-point="4" svg:d="m6081 16875-1 1270">
          <text:p/>
        </draw:connector>
        <draw:connector draw:style-name="gr4" draw:text-style-name="P1" draw:layer="layout" draw:type="line" svg:x1="13.699cm" svg:y1="16.875cm" svg:x2="13.699cm" svg:y2="20.685cm" draw:start-shape="id4" draw:start-glue-point="9" draw:end-shape="id1" draw:end-glue-point="9" svg:d="m13699 16875v381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ndreas Skomedal</meta:initial-creator>
    <meta:creation-date>2011-09-22T11:52:07</meta:creation-date>
    <dc:date>2011-09-22T12:16:29</dc:date>
    <dc:creator>Andreas Skomedal</dc:creator>
    <meta:editing-duration>PT8M12S</meta:editing-duration>
    <meta:editing-cycles>2</meta:editing-cycles>
    <meta:generator>LibreOffice/3.3$Unix LibreOffice_project/330m19$Build-301</meta:generator>
    <meta:document-statistic meta:object-count="25"/>
  </office:meta>
</office:document-meta>
</file>